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45mm"/>
    </style:style>
    <style:style style:name="co3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nse</text:p>
          </table:table-cell>
          <table:table-cell table:style-name="ce2" office:value-type="string" calcext:value-type="string">
            <text:p>Reas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6-04-20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to Paladi to Apt &amp; Mil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-04-201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in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-04-20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lk &amp; Lassi &amp; Butter Milk &amp; Sherdi R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-04-20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lk &amp; Butter mil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-04-2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k &amp; Auto Apt to Paladi &amp; water bott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-04-201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hmadabad to Surat bus tick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SUM([.B3:.B8])" office:value-type="float" office:value="990" calcext:value-type="float">
            <text:p>99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8:25:35.87876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51:45.715571280</meta:creation-date>
    <dc:date>2018-05-21T18:28:20.858509814</dc:date>
    <meta:editing-duration>PT14M7S</meta:editing-duration>
    <meta:editing-cycles>4</meta:editing-cycles>
    <meta:generator>LibreOffice/5.1.6.2$Linux_X86_64 LibreOffice_project/10m0$Build-2</meta:generator>
    <meta:document-statistic meta:table-count="1" meta:cell-count="23" meta:object-count="0"/>
  </office:meta>
</office:document-meta>
</file>